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8000008E8E394C07C8A229387.png" manifest:media-type="image/png"/>
  <manifest:file-entry manifest:full-path="Pictures/1000020100000438000008E83E729BC5ACC970D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946cm" svg:height="20.999cm" svg:x="0cm" svg:y="-0.016cm">
          <draw:image xlink:href="Pictures/1000020100000438000008E83E729BC5ACC970D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9.946cm" svg:height="20.999cm" svg:x="0cm" svg:y="0.001cm">
          <draw:image xlink:href="Pictures/1000020100000438000008E8E394C07C8A22938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5T22:30:15.365395117</meta:creation-date>
    <dc:date>2023-07-15T23:24:28.660421749</dc:date>
    <meta:editing-duration>PT3M52S</meta:editing-duration>
    <meta:editing-cycles>2</meta:editing-cycles>
    <meta:generator>LibreOffice/6.4.7.2$Linux_X86_64 LibreOffice_project/40$Build-2</meta:generator>
    <meta:document-statistic meta:object-count="27"/>
  </office:meta>
</office:document-meta>
</file>